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0.403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2.256cm" fo:min-width="2.54cm" fo:padding-top="0.071cm" fo:padding-bottom="0.071cm" fo:padding-left="0.071cm" fo:padding-right="0.07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2.382cm" fo:min-width="2.54cm" fo:padding-top="0.035cm" fo:padding-bottom="0.035cm" fo:padding-left="0.035cm" fo:padding-right="0.035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2.545cm" fo:min-width="2.54cm" fo:padding-top="0.035cm" fo:padding-bottom="0.035cm" fo:padding-left="0.035cm" fo:padding-right="0.035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946cm" fo:min-width="2.54cm" fo:padding-top="0.035cm" fo:padding-bottom="0.035cm" fo:padding-left="0.035cm" fo:padding-right="0.035cm"/>
      <style:paragraph-properties style:writing-mode="lr-tb"/>
    </style:style>
    <style:style style:name="gr8" style:family="graphic" style:parent-style-name="standard">
      <style:graphic-properties draw:stroke="none" draw:fill="solid" draw:fill-color="#000000" draw:shadow="hidden"/>
    </style:style>
    <style:style style:name="gr9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10" style:family="graphic" style:parent-style-name="standard">
      <style:graphic-properties draw:stroke="none" draw:fill="none" draw:textarea-vertical-align="middle" fo:min-height="0.397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68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767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5" style:family="paragraph">
      <loext:graphic-properties draw:fill="solid" draw:fill-color="#000000"/>
    </style:style>
    <style:style style:name="T1" style:family="text">
      <style:text-properties fo:color="#000000" loext:opacity="100%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loext:opacity="100%" style:font-name="Calibri" fo:font-size="8pt" fo:background-color="#ffffff" style:font-name-asian="Calibri" style:font-size-asian="8pt" style:font-name-complex="Calib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4.904cm" svg:height="0.545cm" svg:x="7.506cm" svg:y="8.486cm" svg:viewBox="0 0 4905 546" svg:d="M0 546h4905v-199c0-61-16-120-45-174-31-52-75-96-128-126-52-31-111-47-172-47h-1-4214c-61 0-119 16-172 47-53 30-97 74-127 126-30 54-46 113-46 174z">
              <text:p/>
            </draw:path>
            <draw:path draw:style-name="gr2" draw:text-style-name="P2" draw:layer="layout" svg:width="4.904cm" svg:height="0.545cm" svg:x="7.506cm" svg:y="8.486cm" svg:viewBox="0 0 4905 546" svg:d="M0 546h4905v-199c0-61-16-120-45-174-31-52-75-96-128-126-52-31-111-47-172-47h-1-4214c-61 0-119 16-172 47-53 30-97 74-127 126-30 54-46 113-46 174z">
              <text:p/>
            </draw:path>
          </draw:g>
          <draw:frame draw:style-name="gr3" draw:text-style-name="P4" draw:layer="layout" svg:width="4.904cm" svg:height="0.545cm" svg:x="7.506cm" svg:y="8.486cm">
            <draw:text-box>
              <text:p text:style-name="P3"><text:span text:style-name="T1">P0</text:span></text:p>
            </draw:text-box>
          </draw:frame>
        </draw:g>
        <draw:g>
          <draw:g>
            <draw:path draw:style-name="gr1" draw:text-style-name="P1" draw:layer="layout" svg:width="4.904cm" svg:height="2.398cm" svg:x="7.506cm" svg:y="9.031cm" svg:viewBox="0 0 4905 2399" svg:d="M4 2052c0 2 0 3 0 6 0 60 16 118 46 170s73 96 124 125c53 30 112 46 171 46h4214 1c61 0 120-17 172-46 53-31 97-74 128-128 29-52 45-111 45-172v-1-2052h-4905v2052z">
              <text:p/>
            </draw:path>
            <draw:path draw:style-name="gr2" draw:text-style-name="P2" draw:layer="layout" svg:width="4.904cm" svg:height="2.398cm" svg:x="7.506cm" svg:y="9.031cm" svg:viewBox="0 0 4905 2399" svg:d="M4 2052c0 2 0 3 0 6 0 60 16 118 46 170s73 96 124 125c53 30 112 46 171 46h4214 1c61 0 120-17 172-46 53-31 97-74 128-128 29-52 45-111 45-172v-1-2052h-4905v2052z">
              <text:p/>
            </draw:path>
          </draw:g>
          <draw:frame draw:style-name="gr4" draw:text-style-name="P4" draw:layer="layout" svg:width="4.904cm" svg:height="2.398cm" svg:x="7.506cm" svg:y="9.031cm">
            <draw:text-box>
              <text:p text:style-name="P3"><text:span text:style-name="T1">Sustav za klađenje</text:span></text:p>
            </draw:text-box>
          </draw:frame>
        </draw:g>
        <draw:g>
          <draw:g>
            <draw:polygon draw:style-name="gr1" draw:text-style-name="P1" draw:layer="layout" svg:width="2.18cm" svg:height="2.452cm" svg:x="16.551cm" svg:y="8.704cm" svg:viewBox="0 0 2181 2453" draw:points="0,2453 2181,2453 2181,0 0,0">
              <text:p/>
            </draw:polygon>
            <draw:polygon draw:style-name="gr2" draw:text-style-name="P2" draw:layer="layout" svg:width="2.18cm" svg:height="2.452cm" svg:x="16.551cm" svg:y="8.704cm" svg:viewBox="0 0 2181 2453" draw:points="0,2453 2181,2453 2181,0 0,0">
              <text:p/>
            </draw:polygon>
          </draw:g>
          <draw:frame draw:style-name="gr5" draw:text-style-name="P4" draw:layer="layout" svg:width="2.18cm" svg:height="2.452cm" svg:x="16.551cm" svg:y="8.704cm">
            <draw:text-box>
              <text:p text:style-name="P3"><text:span text:style-name="T1">Upravitelj koeficijentima</text:span></text:p>
            </draw:text-box>
          </draw:frame>
        </draw:g>
        <draw:g>
          <draw:g>
            <draw:polygon draw:style-name="gr1" draw:text-style-name="P1" draw:layer="layout" svg:width="2.289cm" svg:height="2.616cm" svg:x="2.547cm" svg:y="8.323cm" svg:viewBox="0 0 2290 2617" draw:points="0,2617 2290,2617 2290,0 0,0">
              <text:p/>
            </draw:polygon>
            <draw:polygon draw:style-name="gr2" draw:text-style-name="P2" draw:layer="layout" svg:width="2.289cm" svg:height="2.616cm" svg:x="2.547cm" svg:y="8.323cm" svg:viewBox="0 0 2290 2617" draw:points="0,2617 2290,2617 2290,0 0,0">
              <text:p/>
            </draw:polygon>
          </draw:g>
          <draw:frame draw:style-name="gr6" draw:text-style-name="P4" draw:layer="layout" svg:width="2.289cm" svg:height="2.615cm" svg:x="2.547cm" svg:y="8.323cm">
            <draw:text-box>
              <text:p text:style-name="P3"><text:span text:style-name="T1">Korisnik</text:span></text:p>
            </draw:text-box>
          </draw:frame>
        </draw:g>
        <draw:g>
          <draw:g>
            <draw:polygon draw:style-name="gr1" draw:text-style-name="P1" draw:layer="layout" svg:width="4.196cm" svg:height="2.016cm" svg:x="8.139cm" svg:y="4.128cm" svg:viewBox="0 0 4197 2017" draw:points="0,2017 4197,2017 4197,0 0,0">
              <text:p/>
            </draw:polygon>
            <draw:polygon draw:style-name="gr2" draw:text-style-name="P2" draw:layer="layout" svg:width="4.196cm" svg:height="2.016cm" svg:x="8.139cm" svg:y="4.128cm" svg:viewBox="0 0 4197 2017" draw:points="0,2017 4197,2017 4197,0 0,0">
              <text:p/>
            </draw:polygon>
          </draw:g>
          <draw:frame draw:style-name="gr7" draw:text-style-name="P4" draw:layer="layout" svg:width="4.196cm" svg:height="2.016cm" svg:x="8.139cm" svg:y="4.128cm">
            <draw:text-box>
              <text:p text:style-name="P3"><text:span text:style-name="T1">Registrirani korisnik</text:span></text:p>
            </draw:text-box>
          </draw:frame>
        </draw:g>
        <draw:g>
          <draw:g>
            <draw:polygon draw:style-name="gr8" draw:text-style-name="P5" draw:layer="layout" svg:width="0.164cm" svg:height="0.164cm" svg:x="12.411cm" svg:y="9.34cm" svg:viewBox="0 0 165 165" draw:points="165,165 165,0 0,83">
              <text:p/>
            </draw:polygon>
            <draw:path draw:style-name="gr9" draw:text-style-name="P2" draw:layer="layout" svg:width="4.141cm" svg:height="0.164cm" svg:x="12.411cm" svg:y="9.34cm" svg:viewBox="0 0 4142 165" svg:d="M162 165v-165l-162 83zM4142 83h-3980">
              <text:p/>
            </draw:path>
          </draw:g>
          <draw:frame draw:style-name="gr10" draw:text-style-name="P4" draw:layer="layout" svg:width="4.141cm" svg:height="0.963cm" svg:x="12.411cm" svg:y="8.94cm">
            <draw:text-box>
              <text:p text:style-name="P3"><text:span text:style-name="T2">Uređivanje koeficijenata na događajima</text:span></text:p>
            </draw:text-box>
          </draw:frame>
        </draw:g>
        <draw:g>
          <draw:g>
            <draw:polygon draw:style-name="gr8" draw:text-style-name="P5" draw:layer="layout" svg:width="0.164cm" svg:height="0.164cm" svg:x="16.388cm" svg:y="10.312cm" svg:viewBox="0 0 165 165" draw:points="0,0 0,165 165,83">
              <text:p/>
            </draw:polygon>
            <draw:path draw:style-name="gr9" draw:text-style-name="P2" draw:layer="layout" svg:width="4.141cm" svg:height="0.164cm" svg:x="12.41cm" svg:y="10.312cm" svg:viewBox="0 0 4142 165" svg:d="M3979 0v165l163-82zM0 83h3979">
              <text:p/>
            </draw:path>
          </draw:g>
          <draw:frame draw:style-name="gr11" draw:text-style-name="P4" draw:layer="layout" svg:width="4.141cm" svg:height="1.05cm" svg:x="12.41cm" svg:y="9.869cm">
            <draw:text-box>
              <text:p text:style-name="P3"><text:span text:style-name="T2">Statistika o prošlim događajima</text:span></text:p>
            </draw:text-box>
          </draw:frame>
        </draw:g>
        <draw:g>
          <draw:path draw:style-name="gr8" draw:text-style-name="P5" draw:layer="layout" svg:width="0cm" svg:height="0cm" svg:x="7.506cm" svg:y="9.958cm" svg:viewBox="0 0 0 0" svg:d="M0 0zM0 0z">
            <text:p/>
          </draw:path>
          <draw:path draw:style-name="gr9" draw:text-style-name="P2" draw:layer="layout" svg:width="0cm" svg:height="0cm" svg:x="7.506cm" svg:y="9.958cm" svg:viewBox="0 0 0 0" svg:d="M0 0zM0 0zM0 0z">
            <text:p/>
          </draw:path>
        </draw:g>
        <draw:g>
          <draw:g>
            <draw:polygon draw:style-name="gr8" draw:text-style-name="P5" draw:layer="layout" svg:width="0.164cm" svg:height="0.166cm" draw:transform="rotate (-0.0272271363311119) translate (10.0776071579901cm 8.3230477911689cm)" svg:viewBox="0 0 165 167" draw:points="165,0 0,3 86,167">
              <text:p/>
            </draw:polygon>
            <draw:path draw:style-name="gr9" draw:text-style-name="P2" draw:layer="layout" svg:width="0.164cm" svg:height="2.343cm" draw:transform="rotate (-0.0272271363311119) translate (10.1369005344215cm 6.14585503545999cm)" svg:viewBox="0 0 165 2344" svg:d="M165 2179l-165 3 86 162zM31 0l51 2181">
              <text:p/>
            </draw:path>
          </draw:g>
          <draw:frame draw:style-name="gr10" draw:text-style-name="P4" draw:layer="layout" svg:width="2.344cm" svg:height="0.679cm" draw:transform="rotate (1.56660753659011) translate (9.819cm 8.489cm)">
            <draw:text-box>
              <text:p text:style-name="P3"><text:span text:style-name="T2">Kreiranje listića</text:span></text:p>
            </draw:text-box>
          </draw:frame>
        </draw:g>
        <draw:g>
          <draw:g>
            <draw:polygon draw:style-name="gr8" draw:text-style-name="P5" draw:layer="layout" svg:width="0.164cm" svg:height="0.164cm" svg:x="10.951cm" svg:y="8.32cm" svg:viewBox="0 0 165 165" draw:points="165,0 0,0 82,165">
              <text:p/>
            </draw:polygon>
            <draw:path draw:style-name="gr9" draw:text-style-name="P2" draw:layer="layout" svg:width="0.164cm" svg:height="2.343cm" svg:x="10.951cm" svg:y="6.14cm" svg:viewBox="0 0 165 2344" svg:d="M165 2182h-165l82 162zM82 0v2182">
              <text:p/>
            </draw:path>
          </draw:g>
          <draw:frame draw:style-name="gr11" draw:text-style-name="P4" draw:layer="layout" svg:width="2.343cm" svg:height="1.05cm" draw:transform="rotate (1.5707963267949) translate (10.508cm 8.483cm)">
            <draw:text-box>
              <text:p text:style-name="P3"><text:span text:style-name="T2">Uplaćivanje listića</text:span></text:p>
            </draw:text-box>
          </draw:frame>
        </draw:g>
        <draw:g>
          <draw:g>
            <draw:polygon draw:style-name="gr8" draw:text-style-name="P5" draw:layer="layout" svg:width="0.164cm" svg:height="0.164cm" svg:x="7.341cm" svg:y="9.718cm" svg:viewBox="0 0 165 165" draw:points="0,0 0,165 165,83">
              <text:p/>
            </draw:polygon>
            <draw:path draw:style-name="gr9" draw:text-style-name="P2" draw:layer="layout" svg:width="2.616cm" svg:height="0.164cm" svg:x="4.889cm" svg:y="9.718cm" svg:viewBox="0 0 2617 165" svg:d="M2453 0v165l164-82zM0 83h2453">
              <text:p/>
            </draw:path>
          </draw:g>
          <draw:frame draw:style-name="gr11" draw:text-style-name="P4" draw:layer="layout" svg:width="2.615cm" svg:height="1.05cm" svg:x="4.889cm" svg:y="9.276cm">
            <draw:text-box>
              <text:p text:style-name="P3"><text:span text:style-name="T2">Zahtjev za registracijom</text:span></text:p>
            </draw:text-box>
          </draw:frame>
        </draw:g>
        <draw:g>
          <draw:path draw:style-name="gr8" draw:text-style-name="P5" draw:layer="layout" svg:width="0cm" svg:height="0cm" svg:x="17.641cm" svg:y="11.156cm" svg:viewBox="0 0 0 0" svg:d="M0 0zM0 0z">
            <text:p/>
          </draw:path>
          <draw:path draw:style-name="gr9" draw:text-style-name="P2" draw:layer="layout" svg:width="0cm" svg:height="0cm" svg:x="17.641cm" svg:y="11.156cm" svg:viewBox="0 0 0 0" svg:d="M0 0zM0 0zM0 0z">
            <text:p/>
          </draw:path>
        </draw:g>
        <draw:g>
          <draw:g>
            <draw:polygon draw:style-name="gr8" draw:text-style-name="P5" draw:layer="layout" svg:width="0.164cm" svg:height="0.164cm" svg:x="11.707cm" svg:y="6.196cm" svg:viewBox="0 0 165 165" draw:points="0,165 165,165 82,0">
              <text:p/>
            </draw:polygon>
            <draw:path draw:style-name="gr9" draw:text-style-name="P2" draw:layer="layout" svg:width="0.164cm" svg:height="2.289cm" svg:x="11.707cm" svg:y="6.196cm" svg:viewBox="0 0 165 2290" svg:d="M0 163h165l-83-163zM82 2290v-2127">
              <text:p/>
            </draw:path>
          </draw:g>
          <draw:frame draw:style-name="gr10" draw:text-style-name="P4" draw:layer="layout" svg:width="2.289cm" svg:height="0.679cm" draw:transform="rotate (1.5707963267949) translate (11.45cm 8.485cm)">
            <draw:text-box>
              <text:p text:style-name="P3"><text:span text:style-name="T2">Isplata dobiti</text:span></text:p>
            </draw:text-box>
          </draw:frame>
        </draw:g>
        <draw:g>
          <draw:g>
            <draw:polygon draw:style-name="gr8" draw:text-style-name="P5" draw:layer="layout" svg:width="0.164cm" svg:height="0.168cm" svg:x="9.308cm" svg:y="6.133cm" svg:viewBox="0 0 165 169" draw:points="0,169 165,169 82,0">
              <text:p/>
            </draw:polygon>
            <draw:path draw:style-name="gr9" draw:text-style-name="P2" draw:layer="layout" svg:width="0.164cm" svg:height="2.352cm" svg:x="9.308cm" svg:y="6.133cm" svg:viewBox="0 0 165 2353" svg:d="M0 168h165l-83-168zM82 2353v-2185">
              <text:p/>
            </draw:path>
          </draw:g>
          <draw:frame draw:style-name="gr12" draw:text-style-name="P4" draw:layer="layout" svg:width="2.352cm" svg:height="1.049cm" draw:transform="rotate (1.5707963267949) translate (8.866cm 8.485cm)">
            <draw:text-box>
              <text:p text:style-name="P3"><text:span text:style-name="T2">Pregled događaja</text:span></text:p>
            </draw:text-box>
          </draw:frame>
        </draw:g>
        <draw:g>
          <draw:g>
            <draw:polygon draw:style-name="gr8" draw:text-style-name="P5" draw:layer="layout" svg:width="0.164cm" svg:height="0.166cm" draw:transform="rotate (-0.0272271363311119) translate (8.61560715799014cm 8.3110477911689cm)" svg:viewBox="0 0 165 167" draw:points="165,0 0,3 86,167">
              <text:p/>
            </draw:polygon>
            <draw:path draw:style-name="gr9" draw:text-style-name="P2" draw:layer="layout" svg:width="0.164cm" svg:height="2.343cm" draw:transform="rotate (-0.0272271363311119) translate (8.67490053442148cm 6.13385503545999cm)" svg:viewBox="0 0 165 2344" svg:d="M165 2179l-165 3 86 162zM31 0l51 2181">
              <text:p/>
            </draw:path>
          </draw:g>
          <draw:frame draw:style-name="gr13" draw:text-style-name="P4" draw:layer="layout" svg:width="2.344cm" svg:height="0.963cm" draw:transform="rotate (1.56660753659011) translate (8.215cm 8.476cm)">
            <draw:text-box>
              <text:p text:style-name="P3"><text:span text:style-name="T2">Zahtjev za prijavom u sustav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3-27T15:27:29.810909224</dc:date>
    <meta:creation-date>2012-03-30T23:36:00Z</meta:creation-date>
    <meta:generator>LibreOffice/7.2.5.2$MacOSX_AARCH64 LibreOffice_project/499f9727c189e6ef3471021d6132d4c694f357e5</meta:generator>
    <meta:editing-duration>PT8M50S</meta:editing-duration>
    <meta:editing-cycles>4</meta:editing-cycles>
    <meta:document-statistic meta:object-count="71"/>
  </office:meta>
</office:document-meta>
</file>